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usterNode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usterNode.setStopDelay( long stopDel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usterNode.consume( Record recor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orkspaceUpdateChannel.setListener( UpdateEventListener listen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orkspaceUpdateChannel.updateCancelled( Update upd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lusterNode.workspaceCreated( String workspaceName , ClonedInputSource inputSourc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ClusterNode.process( NamespaceRecord recor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lusterNode.getClusterNodeIdFromFi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lusterNode.createLockChannel( String work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usterNode.registered( Collection ntDef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WorkspaceUpdateChannel.updatePrepared( Update updat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WorkspaceLockChannel.WorkspaceLockChannel( String work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spaceUpdateChannel.updateCommitted( Update updat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ClusterNode.process( WorkspaceRecord recor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lusterNode.remapped( String oldPrefix , String newPrefix , String uri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ClusterNode.stop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WorkspaceLockChannel.create( NodeId nodeId , boolean deep , String own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lusterNode.init( ClusterContext cluster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usterNode.getRevis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lusterNode.setRepositoryHome( Journal journal , File repHo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lusterNode.getJour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usterNode.reregistered( NodeTypeDef ntDef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ClusterNode.sync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lusterNode.sta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lusterNode.process( ChangeLogRecord recor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WorkspaceUpdateChannel.WorkspaceUpdateChannel( String work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usterNode.ended( DefaultClusterOperation operation , boolean successfu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ClusterNode.createUpdateChannel( String work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usterNode.run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ClusterNode.ini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lusterNode.process( NodeTypeRecord recor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ClusterNode.setListener( NamespaceEvent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usterNode.setListener( NodeTypeEvent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spaceLockChannel.create( NodeId node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lusterNode.unregistered( Collection qname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ClusterNode.getStopDel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spaceLockChannel.setListener( LockEventListener listen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lusterNode.setRevision( long revi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usterNode.setListener( Workspace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spaceUpdateChannel.updateCreated( Update updat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lusterNode.getClusterNodeId( String 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lusterNode.process( LockRecord recor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30">
            <text:p text:style-name="Table_20_Contents">3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